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7.3069in" table:align="left"/>
    </style:style>
    <style:style style:name="Таблица2.A" style:family="table-column">
      <style:table-column-properties style:column-width="0.9889in"/>
    </style:style>
    <style:style style:name="Таблица2.B" style:family="table-column">
      <style:table-column-properties style:column-width="0.7625in"/>
    </style:style>
    <style:style style:name="Таблица2.C" style:family="table-column">
      <style:table-column-properties style:column-width="1.216in"/>
    </style:style>
    <style:style style:name="Таблица2.D" style:family="table-column">
      <style:table-column-properties style:column-width="2.9125in"/>
    </style:style>
    <style:style style:name="Таблица2.E" style:family="table-column">
      <style:table-column-properties style:column-width="0.4757in"/>
    </style:style>
    <style:style style:name="Таблица2.F" style:family="table-column">
      <style:table-column-properties style:column-width="0.3021in"/>
    </style:style>
    <style:style style:name="Таблица2.G" style:family="table-column">
      <style:table-column-properties style:column-width="0.6493in"/>
    </style:style>
    <style:style style:name="Таблица2.1" style:family="table-row">
      <style:table-row-properties style:min-row-height="0.6569in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G1" style:family="table-cell">
      <style:table-cell-properties fo:padding="0.0382in" fo:border="0.0007in solid #000000"/>
    </style:style>
    <style:style style:name="Таблица2.2" style:family="table-row">
      <style:table-row-properties style:min-row-height="0.9667in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2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2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5" style:family="paragraph" style:parent-style-name="Standard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wrap="run-through" style:number-wrapped-paragraphs="no-limit" style:vertical-pos="top" style:vertic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luoroDuino Rev.1.0 </text:p>
      <text:p text:style-name="P7">Bill Of Materials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office:value-type="string">
              <text:p text:style-name="P5">Picture</text:p>
            </table:table-cell>
            <table:table-cell table:style-name="Таблица2.A1" office:value-type="string">
              <text:p text:style-name="P6">Position</text:p>
            </table:table-cell>
            <table:table-cell table:style-name="Таблица2.A1" office:value-type="string">
              <text:p text:style-name="P6">DIGIKEY Part Number</text:p>
            </table:table-cell>
            <table:table-cell table:style-name="Таблица2.A1" office:value-type="string">
              <text:p text:style-name="P6">Value</text:p>
            </table:table-cell>
            <table:table-cell table:style-name="Таблица2.A1" office:value-type="string">
              <text:p text:style-name="P6">Unit price, USD</text:p>
            </table:table-cell>
            <table:table-cell table:style-name="Таблица2.A1" office:value-type="string">
              <text:p text:style-name="P6">Qty</text:p>
            </table:table-cell>
            <table:table-cell table:style-name="Таблица2.G1" office:value-type="string">
              <text:p text:style-name="P6">Extended price, USD</text:p>
            </table:table-cell>
          </table:table-row>
        </table:table-header-rows>
        <table:table-row table:style-name="Таблица2.2">
          <table:table-cell table:style-name="Таблица2.A2" office:value-type="string">
            <text:p text:style-name="Standard"><draw:frame draw:style-name="fr1" draw:name="Графический объект1" text:anchor-type="paragraph" svg:width="0.9126in" svg:height="0.9126in" draw:z-index="0"><draw:image xlink:href="/C:/Documents%20and%20Settings/Dmitry/Local%20Settings/Temporary%20Internet%20Files/Content.IE5/KYCJAZXQ/BS-3_sml%5B1%5D.jpg" xlink:type="simple" xlink:show="embed" xlink:actuate="onLoad"/></draw:frame></text:p>
          </table:table-cell>
          <table:table-cell table:style-name="Таблица2.A2" office:value-type="string">
            <text:p text:style-name="P2">B1</text:p>
          </table:table-cell>
          <table:table-cell table:style-name="Таблица2.A2" office:value-type="string">
            <text:p text:style-name="P2">BS-3-ND</text:p>
          </table:table-cell>
          <table:table-cell table:style-name="Таблица2.A2" office:value-type="string">
            <text:p text:style-name="P2">HOLDER COINCELL 2032 RETAINR ARM </text:p>
          </table:table-cell>
          <table:table-cell table:style-name="Таблица2.E2" office:value-type="float" office:value="0.79">
            <text:p text:style-name="P3">0.79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79">
            <text:p text:style-name="P3">0.79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2" text:anchor-type="paragraph" svg:width="0.9126in" svg:height="0.9126in" draw:z-index="1"><draw:image xlink:href="/C:/Documents%20and%20Settings/Dmitry/Local%20Settings/Temporary%20Internet%20Files/Content.IE5/O95IWRTH/C%2520Series%25200612(1632%2520Metric)%25208_sml%5B1%5D.jpg" xlink:type="simple" xlink:show="embed" xlink:actuate="onLoad"/></draw:frame></text:p>
          </table:table-cell>
          <table:table-cell table:style-name="Таблица2.A2" office:value-type="string">
            <text:p text:style-name="P2">C1, C2, C4, C6, C11, C12, C13, C14, C15, C16, C21</text:p>
            <text:p text:style-name="P2"/>
          </table:table-cell>
          <table:table-cell table:style-name="Таблица2.A2" office:value-type="string">
            <text:p text:style-name="P2">445-14296-1-ND</text:p>
          </table:table-cell>
          <table:table-cell table:style-name="Таблица2.A2" office:value-type="string">
            <text:p text:style-name="P2">CAP CER 0.1UF 50V 20% X5R 0612 </text:p>
          </table:table-cell>
          <table:table-cell table:style-name="Таблица2.E2" office:value-type="float" office:value="0.38">
            <text:p text:style-name="P4">0.38</text:p>
          </table:table-cell>
          <table:table-cell table:style-name="Таблица2.E2" office:value-type="float" office:value="11">
            <text:p text:style-name="P3">11</text:p>
          </table:table-cell>
          <table:table-cell table:style-name="Таблица2.G3" office:value-type="string">
            <text:p text:style-name="P4">4.16</text:p>
            <text:p text:style-name="P4"/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7" text:anchor-type="paragraph" svg:width="0.9126in" svg:height="0.9126in" draw:z-index="2"><draw:image xlink:href="/C:/Documents%20and%20Settings/Dmitry/Local%20Settings/Temporary%20Internet%20Files/Content.IE5/O95IWRTH/CL%2520Series%25201206(3216%2520Metric)%252018_sml%5B1%5D.jpg" xlink:type="simple" xlink:show="embed" xlink:actuate="onLoad"/></draw:frame></text:p>
          </table:table-cell>
          <table:table-cell table:style-name="Таблица2.A2" office:value-type="string">
            <text:p text:style-name="P2">C10, C22</text:p>
          </table:table-cell>
          <table:table-cell table:style-name="Таблица2.A2" office:value-type="string">
            <text:p text:style-name="P2">276-3044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AP CER 10UF 10V 20% X5R 1206</text:p>
          </table:table-cell>
          <table:table-cell table:style-name="Таблица2.E2" office:value-type="float" office:value="0.23">
            <text:p text:style-name="P4">0.23</text:p>
          </table:table-cell>
          <table:table-cell table:style-name="Таблица2.E2" office:value-type="float" office:value="2">
            <text:p text:style-name="P3">2</text:p>
          </table:table-cell>
          <table:table-cell table:style-name="Таблица2.G2" office:value-type="float" office:value="0.46">
            <text:p text:style-name="P4">0.46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6" text:anchor-type="paragraph" svg:width="0.9126in" svg:height="0.9126in" draw:z-index="3"><draw:image xlink:href="/C:/Documents%20and%20Settings/Dmitry/Local%20Settings/Temporary%20Internet%20Files/Content.IE5/FZX8UK5H/1206%2520Kemet%2520MLCC%2520Caps_sml%5B1%5D.jpg" xlink:type="simple" xlink:show="embed" xlink:actuate="onLoad"/></draw:frame></text:p>
          </table:table-cell>
          <table:table-cell table:style-name="Таблица2.A2" office:value-type="string">
            <text:p text:style-name="P2">C17</text:p>
          </table:table-cell>
          <table:table-cell table:style-name="Таблица2.A2" office:value-type="string">
            <text:p text:style-name="P2">399-1234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AP CER 10000PF 50V 10% X7R 1206 </text:p>
          </table:table-cell>
          <table:table-cell table:style-name="Таблица2.E2" office:value-type="float" office:value="0.16">
            <text:p text:style-name="P4">0.16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16">
            <text:p text:style-name="P4">0.16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19" text:anchor-type="paragraph" svg:width="0.9126in" svg:height="0.9126in" draw:z-index="4"><draw:image xlink:href="/C:/Documents%20and%20Settings/Dmitry/Local%20Settings/Temporary%20Internet%20Files/Content.IE5/ND70O99K/OS-CON,%2520SVPF%25205mm_sml%5B1%5D.jpg" xlink:type="simple" xlink:show="embed" xlink:actuate="onLoad"/></draw:frame></text:p>
          </table:table-cell>
          <table:table-cell table:style-name="Таблица2.A2" office:value-type="string">
            <text:p text:style-name="P2">C18</text:p>
          </table:table-cell>
          <table:table-cell table:style-name="Таблица2.A2" office:value-type="string">
            <text:p text:style-name="P2">P16502CT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AP ALUM 56UF 20V 20% SMD </text:p>
          </table:table-cell>
          <table:table-cell table:style-name="Таблица2.E2" office:value-type="float" office:value="1.28">
            <text:p text:style-name="P4">1.28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.28">
            <text:p text:style-name="P4">1.28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13" text:anchor-type="paragraph" svg:width="0.9126in" svg:height="0.9126in" draw:z-index="5"><draw:image xlink:href="/C:/Documents%20and%20Settings/Dmitry/Local%20Settings/Temporary%20Internet%20Files/Content.IE5/UEMAGM31/1206%2520(MK316)_sml%5B1%5D.jpg" xlink:type="simple" xlink:show="embed" xlink:actuate="onLoad"/></draw:frame></text:p>
          </table:table-cell>
          <table:table-cell table:style-name="Таблица2.A2" office:value-type="string">
            <text:p text:style-name="P2">C20</text:p>
          </table:table-cell>
          <table:table-cell table:style-name="Таблица2.A2" office:value-type="string">
            <text:p text:style-name="P2">587-1434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AP CER 1UF 25V 10% X5R 1206 </text:p>
          </table:table-cell>
          <table:table-cell table:style-name="Таблица2.E2" office:value-type="float" office:value="0.48">
            <text:p text:style-name="P4">0.48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48">
            <text:p text:style-name="P4">0.48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9" text:anchor-type="paragraph" svg:width="0.9126in" svg:height="0.9126in" draw:z-index="6"><draw:image xlink:href="/C:/Documents%20and%20Settings/Dmitry/Local%20Settings/Temporary%20Internet%20Files/Content.IE5/KYCJAZXQ/CL%2520Series%25201206(3216%2520Metric)%252010_sml%5B1%5D.jpg" xlink:type="simple" xlink:show="embed" xlink:actuate="onLoad"/></draw:frame></text:p>
          </table:table-cell>
          <table:table-cell table:style-name="Таблица2.A2" office:value-type="string">
            <text:p text:style-name="P2">C3, C5, C8, C9</text:p>
          </table:table-cell>
          <table:table-cell table:style-name="Таблица2.A2" office:value-type="string">
            <text:p text:style-name="P2">1276-1844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AP CER 18PF 50V 5% NP0 1206 </text:p>
          </table:table-cell>
          <table:table-cell table:style-name="Таблица2.E2" office:value-type="float" office:value="0.16">
            <text:p text:style-name="P4">0.16</text:p>
          </table:table-cell>
          <table:table-cell table:style-name="Таблица2.E2" office:value-type="float" office:value="4">
            <text:p text:style-name="P3">4</text:p>
          </table:table-cell>
          <table:table-cell table:style-name="Таблица2.G2" office:value-type="float" office:value="0.64">
            <text:p text:style-name="P4">0.64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17" text:anchor-type="paragraph" svg:width="0.9126in" svg:height="0.9126in" draw:z-index="7"><draw:image xlink:href="/C:/Documents%20and%20Settings/Dmitry/Local%20Settings/Temporary%20Internet%20Files/Content.IE5/EQB6HURQ/1206_sml%5B1%5D.jpg" xlink:type="simple" xlink:show="embed" xlink:actuate="onLoad"/></draw:frame></text:p>
          </table:table-cell>
          <table:table-cell table:style-name="Таблица2.A2" office:value-type="string">
            <text:p text:style-name="P2">C7, C19</text:p>
          </table:table-cell>
          <table:table-cell table:style-name="Таблица2.A2" office:value-type="string">
            <text:p text:style-name="P2">445-14685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AP CER 4.7UF 25V 20% X5R 1206 </text:p>
          </table:table-cell>
          <table:table-cell table:style-name="Таблица2.E2" office:value-type="float" office:value="0.35">
            <text:p text:style-name="P4">0.35</text:p>
          </table:table-cell>
          <table:table-cell table:style-name="Таблица2.E2" office:value-type="float" office:value="2">
            <text:p text:style-name="P3">2</text:p>
          </table:table-cell>
          <table:table-cell table:style-name="Таблица2.G2" office:value-type="float" office:value="0.7">
            <text:p text:style-name="P4">0.7</text:p>
          </table:table-cell>
        </table:table-row>
        <text:soft-page-break/>
        <table:table-row>
          <table:table-cell table:style-name="Таблица2.A2" office:value-type="string">
            <text:p text:style-name="Standard"><draw:frame draw:style-name="fr3" draw:name="Графический объект34" text:anchor-type="paragraph" svg:width="0.9126in" svg:height="0.9126in" draw:z-index="8"><draw:image xlink:href="/C:/Documents%20and%20Settings/Dmitry/Local%20Settings/Temporary%20Internet%20Files/Content.IE5/ADOLDLCI/SOD-123F_SOD123F%2520Pkg_sml%5B1%5D.jpg" xlink:type="simple" xlink:show="embed" xlink:actuate="onLoad"/></draw:frame></text:p>
          </table:table-cell>
          <table:table-cell table:style-name="Таблица2.A2" office:value-type="string">
            <text:p text:style-name="P2">D1, D2</text:p>
          </table:table-cell>
          <table:table-cell table:style-name="Таблица2.A2" office:value-type="string">
            <text:p text:style-name="P2">568-6504-1-ND</text:p>
          </table:table-cell>
          <table:table-cell table:style-name="Таблица2.A2" office:value-type="string">
            <text:p text:style-name="P2">DIODE SCHOTTKY 20V 1A SOD123W </text:p>
          </table:table-cell>
          <table:table-cell table:style-name="Таблица2.E2" office:value-type="float" office:value="0.48">
            <text:p text:style-name="P4">0.48</text:p>
          </table:table-cell>
          <table:table-cell table:style-name="Таблица2.E2" office:value-type="float" office:value="2">
            <text:p text:style-name="P3">2</text:p>
          </table:table-cell>
          <table:table-cell table:style-name="Таблица2.G2" office:value-type="float" office:value="0.96">
            <text:p text:style-name="P4">0.96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5" text:anchor-type="paragraph" svg:width="0.9126in" svg:height="0.9126in" draw:z-index="9"><draw:image xlink:href="/C:/Documents%20and%20Settings/Dmitry/Local%20Settings/Temporary%20Internet%20Files/Content.IE5/KYCJAZXQ/0ZCK-Series-1206_sml%5B1%5D.jpg" xlink:type="simple" xlink:show="embed" xlink:actuate="onLoad"/></draw:frame></text:p>
          </table:table-cell>
          <table:table-cell table:style-name="Таблица2.A2" office:value-type="string">
            <text:p text:style-name="P2">F1</text:p>
          </table:table-cell>
          <table:table-cell table:style-name="Таблица2.A2" office:value-type="string">
            <text:p text:style-name="P2">507-1798-1-ND</text:p>
          </table:table-cell>
          <table:table-cell table:style-name="Таблица2.A2" office:value-type="string">
            <text:p text:style-name="P2">PTC RESTTBLE 0.25A 16V CHIP 1206 </text:p>
          </table:table-cell>
          <table:table-cell table:style-name="Таблица2.E2" office:value-type="float" office:value="0.12">
            <text:p text:style-name="P4">0.12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12">
            <text:p text:style-name="P4">0.12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3" text:anchor-type="paragraph" svg:width="0.9126in" svg:height="0.9126in" draw:z-index="10"><draw:image xlink:href="/C:/Documents%20and%20Settings/Dmitry/Local%20Settings/Temporary%20Internet%20Files/Content.IE5/ED91TGYY/PJ-012A_sml%5B1%5D.jpg" xlink:type="simple" xlink:show="embed" xlink:actuate="onLoad"/></draw:frame></text:p>
          </table:table-cell>
          <table:table-cell table:style-name="Таблица2.A2" office:value-type="string">
            <text:p text:style-name="P2">J1</text:p>
          </table:table-cell>
          <table:table-cell table:style-name="Таблица2.A2" office:value-type="string">
            <text:p text:style-name="P2">CP-012A-ND</text:p>
          </table:table-cell>
          <table:table-cell table:style-name="Таблица2.A2" office:value-type="string">
            <text:p text:style-name="P2">CONN PWR JCK 2.0 X 6.6MM </text:p>
          </table:table-cell>
          <table:table-cell table:style-name="Таблица2.E2" office:value-type="float" office:value="1.4">
            <text:p text:style-name="P4">1.4</text:p>
          </table:table-cell>
          <table:table-cell table:style-name="Таблица2.A2" office:value-type="string">
            <text:p text:style-name="P3">1</text:p>
          </table:table-cell>
          <table:table-cell table:style-name="Таблица2.G2" office:value-type="float" office:value="1.4">
            <text:p text:style-name="P4">1.4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14" text:anchor-type="paragraph" svg:width="0.9126in" svg:height="0.9126in" draw:z-index="11"><draw:image xlink:href="/C:/Documents%20and%20Settings/Dmitry/Local%20Settings/Temporary%20Internet%20Files/Content.IE5/6TDWA1QM/VLC4045T-150M_sml%5B1%5D.jpg" xlink:type="simple" xlink:show="embed" xlink:actuate="onLoad"/></draw:frame></text:p>
          </table:table-cell>
          <table:table-cell table:style-name="Таблица2.A2" office:value-type="string">
            <text:p text:style-name="P2">L1</text:p>
          </table:table-cell>
          <table:table-cell table:style-name="Таблица2.A2" office:value-type="string">
            <text:p text:style-name="P2">445-6533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INDUCTOR POWER 22UH 1.7A SMD </text:p>
          </table:table-cell>
          <table:table-cell table:style-name="Таблица2.E2" office:value-type="float" office:value="0.52">
            <text:p text:style-name="P4">0.52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52">
            <text:p text:style-name="P4">0.52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7" text:anchor-type="paragraph" svg:width="0.9126in" svg:height="0.9126in" draw:z-index="12"><draw:image xlink:href="/C:/Documents%20and%20Settings/Dmitry/Local%20Settings/Temporary%20Internet%20Files/Content.IE5/UEMAGM31/LTW-150TK_sml%5B1%5D.jpg" xlink:type="simple" xlink:show="embed" xlink:actuate="onLoad"/></draw:frame></text:p>
          </table:table-cell>
          <table:table-cell table:style-name="Таблица2.A2" office:value-type="string">
            <text:p text:style-name="P2"><text:span text:style-name="T1">LD1, </text:span>LD2</text:p>
          </table:table-cell>
          <table:table-cell table:style-name="Таблица2.A2" office:value-type="string">
            <text:p text:style-name="P2">160-1737-1-ND</text:p>
          </table:table-cell>
          <table:table-cell table:style-name="Таблица2.A2" office:value-type="string">
            <text:p text:style-name="P2">LED WHITE YELLOW 260MCD 1206 </text:p>
          </table:table-cell>
          <table:table-cell table:style-name="Таблица2.E2" office:value-type="float" office:value="0.58">
            <text:p text:style-name="P4">0.58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.16">
            <text:p text:style-name="P4">1.16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9" text:anchor-type="paragraph" svg:width="0.9126in" svg:height="0.9126in" draw:z-index="13"><draw:image xlink:href="/C:/Documents%20and%20Settings/Dmitry/Local%20Settings/Temporary%20Internet%20Files/Content.IE5/LJ95MN74/1002-021-01000_sml%5B1%5D.JPG" xlink:type="simple" xlink:show="embed" xlink:actuate="onLoad"/></draw:frame></text:p>
          </table:table-cell>
          <table:table-cell table:style-name="Таблица2.A2" office:value-type="string">
            <text:p text:style-name="P2">P1</text:p>
          </table:table-cell>
          <table:table-cell table:style-name="Таблица2.A2" office:value-type="string">
            <text:p text:style-name="P2">1175-1265-ND</text:p>
          </table:table-cell>
          <table:table-cell table:style-name="Таблица2.A2" office:value-type="string">
            <text:p text:style-name="P2">USB 2.0 A/FEMALE DIP 180 DEG </text:p>
          </table:table-cell>
          <table:table-cell table:style-name="Таблица2.E2" office:value-type="float" office:value="0.83">
            <text:p text:style-name="P4">0.83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83">
            <text:p text:style-name="P4">0.83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8" text:anchor-type="paragraph" svg:width="0.9126in" svg:height="0.9126in" draw:z-index="14"><draw:image xlink:href="/C:/Documents%20and%20Settings/Dmitry/Local%20Settings/Temporary%20Internet%20Files/Content.IE5/6TDWA1QM/TSW-102-07-S-S_sml%5B1%5D.jpg" xlink:type="simple" xlink:show="embed" xlink:actuate="onLoad"/></draw:frame></text:p>
          </table:table-cell>
          <table:table-cell table:style-name="Таблица2.A2" office:value-type="string">
            <text:p text:style-name="P2">P11</text:p>
          </table:table-cell>
          <table:table-cell table:style-name="Таблица2.A2" office:value-type="string">
            <text:p text:style-name="P2">SAM1034-01-ND</text:p>
          </table:table-cell>
          <table:table-cell table:style-name="Таблица2.A2" office:value-type="string">
            <text:p text:style-name="P2">CONN HEADER 2POS .100" DUAL TIN </text:p>
          </table:table-cell>
          <table:table-cell table:style-name="Таблица2.E2" office:value-type="float" office:value="0.85">
            <text:p text:style-name="P4">0.85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85">
            <text:p text:style-name="P4">0.85</text:p>
          </table:table-cell>
        </table:table-row>
        <text:soft-page-break/>
        <table:table-row>
          <table:table-cell table:style-name="Таблица2.A2" office:value-type="string">
            <text:p text:style-name="Standard"><draw:frame draw:style-name="fr4" draw:name="Графический объект27" text:anchor-type="paragraph" svg:width="0.9126in" svg:height="0.9126in" draw:z-index="15"><draw:image xlink:href="/C:/Documents%20and%20Settings/Dmitry/Local%20Settings/Temporary%20Internet%20Files/Content.IE5/6TDWA1QM/TSW-104-07-G-S_sml%5B1%5D.jpg" xlink:type="simple" xlink:show="embed" xlink:actuate="onLoad"/></draw:frame></text:p>
          </table:table-cell>
          <table:table-cell table:style-name="Таблица2.A2" office:value-type="string">
            <text:p text:style-name="P2"><text:span text:style-name="T1">P2, </text:span>P4</text:p>
          </table:table-cell>
          <table:table-cell table:style-name="Таблица2.A2" office:value-type="string">
            <text:p text:style-name="P2">SAM1034-02-ND</text:p>
          </table:table-cell>
          <table:table-cell table:style-name="Таблица2.A2" office:value-type="string">
            <text:p text:style-name="P2">CONN HEADER 4POS .100" DUAL TIN </text:p>
          </table:table-cell>
          <table:table-cell table:style-name="Таблица2.E2" office:value-type="float" office:value="1.86">
            <text:p text:style-name="P4">1.86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.86">
            <text:p text:style-name="P4">1.86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5" text:anchor-type="paragraph" svg:width="0.9126in" svg:height="0.9126in" draw:z-index="16"><draw:image xlink:href="/C:/Documents%20and%20Settings/Dmitry/Local%20Settings/Temporary%20Internet%20Files/Content.IE5/O95IWRTH/TSW-104-07-G-S_sml%5B1%5D.jpg" xlink:type="simple" xlink:show="embed" xlink:actuate="onLoad"/></draw:frame></text:p>
          </table:table-cell>
          <table:table-cell table:style-name="Таблица2.A2" office:value-type="string">
            <text:p text:style-name="P2">P3, <text:span text:style-name="T1">P10</text:span></text:p>
          </table:table-cell>
          <table:table-cell table:style-name="Таблица2.A2" office:value-type="string">
            <text:p text:style-name="P2">SAM1034-02-ND</text:p>
          </table:table-cell>
          <table:table-cell table:style-name="Таблица2.A2" office:value-type="string">
            <text:p text:style-name="P2">CONN HEADER 4POS .100" DUAL TIN </text:p>
          </table:table-cell>
          <table:table-cell table:style-name="Таблица2.E2" office:value-type="float" office:value="1.86">
            <text:p text:style-name="P4">1.86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.86">
            <text:p text:style-name="P4">1.86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40" text:anchor-type="paragraph" svg:width="0.9126in" svg:height="0.9126in" draw:z-index="17"><draw:image xlink:href="/C:/Documents%20and%20Settings/Dmitry/Local%20Settings/Temporary%20Internet%20Files/Content.IE5/FZX8UK5H/651005136421_sml%5B1%5D.jpg" xlink:type="simple" xlink:show="embed" xlink:actuate="onLoad"/></draw:frame></text:p>
          </table:table-cell>
          <table:table-cell table:style-name="Таблица2.A2" office:value-type="string">
            <text:p text:style-name="P2">P5</text:p>
          </table:table-cell>
          <table:table-cell table:style-name="Таблица2.A2" office:value-type="string">
            <text:p text:style-name="P2">732-2735-ND</text:p>
          </table:table-cell>
          <table:table-cell table:style-name="Таблица2.A2" office:value-type="string">
            <text:p text:style-name="P2">CONN MINI USB 5PIN VERT T/H </text:p>
          </table:table-cell>
          <table:table-cell table:style-name="Таблица2.E2" office:value-type="float" office:value="3.18">
            <text:p text:style-name="P4">3.18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3.18">
            <text:p text:style-name="P4">3.18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8" text:anchor-type="paragraph" svg:width="0.9126in" svg:height="0.9126in" draw:z-index="18"><draw:image xlink:href="/C:/Documents%20and%20Settings/Dmitry/Local%20Settings/Temporary%20Internet%20Files/Content.IE5/LJ95MN74/67996-206hlf_sml%5B1%5D.jpg" xlink:type="simple" xlink:show="embed" xlink:actuate="onLoad"/></draw:frame></text:p>
          </table:table-cell>
          <table:table-cell table:style-name="Таблица2.A2" office:value-type="string">
            <text:p text:style-name="P2">P6, <text:span text:style-name="T1">P9</text:span></text:p>
          </table:table-cell>
          <table:table-cell table:style-name="Таблица2.A2" office:value-type="string">
            <text:p text:style-name="P2">609-3210-ND</text:p>
          </table:table-cell>
          <table:table-cell table:style-name="Таблица2.A2" office:value-type="string">
            <text:p text:style-name="P2">CONN HEADER 6POS .100 STR 15AU </text:p>
          </table:table-cell>
          <table:table-cell table:style-name="Таблица2.E2" office:value-type="float" office:value="0.58">
            <text:p text:style-name="P4">0.58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58">
            <text:p text:style-name="P4">0.58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6" text:anchor-type="paragraph" svg:width="0.9126in" svg:height="0.9126in" draw:z-index="19"><draw:image xlink:href="/C:/Documents%20and%20Settings/Dmitry/Local%20Settings/Temporary%20Internet%20Files/Content.IE5/9UE73Y61/67997-208hlf_sml%5B1%5D.jpg" xlink:type="simple" xlink:show="embed" xlink:actuate="onLoad"/></draw:frame></text:p>
          </table:table-cell>
          <table:table-cell table:style-name="Таблица2.A2" office:value-type="string">
            <text:p text:style-name="P2">P7</text:p>
          </table:table-cell>
          <table:table-cell table:style-name="Таблица2.A2" office:value-type="string">
            <text:p text:style-name="P2">609-3235-ND</text:p>
          </table:table-cell>
          <table:table-cell table:style-name="Таблица2.A2" office:value-type="string">
            <text:p text:style-name="P2">CONN HEADER 8POS .100 STR 15AU </text:p>
          </table:table-cell>
          <table:table-cell table:style-name="Таблица2.E2" office:value-type="float" office:value="0.32">
            <text:p text:style-name="P4">0.32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32">
            <text:p text:style-name="P4">0.32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41" text:anchor-type="paragraph" svg:width="0.9126in" svg:height="0.9126in" draw:z-index="20"><draw:image xlink:href="/C:/Documents%20and%20Settings/Dmitry/Local%20Settings/Temporary%20Internet%20Files/Content.IE5/EQB6HURQ/XG8T-1431_sml%5B1%5D.jpg" xlink:type="simple" xlink:show="embed" xlink:actuate="onLoad"/></draw:frame></text:p>
          </table:table-cell>
          <table:table-cell table:style-name="Таблица2.A2" office:value-type="string">
            <text:p text:style-name="P2">P8</text:p>
          </table:table-cell>
          <table:table-cell table:style-name="Таблица2.A2" office:value-type="string">
            <text:p text:style-name="P2">OR1103-ND </text:p>
          </table:table-cell>
          <table:table-cell table:style-name="Таблица2.A2" office:value-type="string">
            <text:p text:style-name="P2">JUMPER PLUG 14POS DOUBLE ROW </text:p>
          </table:table-cell>
          <table:table-cell table:style-name="Таблица2.E2" office:value-type="float" office:value="0.76">
            <text:p text:style-name="P4">0.76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76">
            <text:p text:style-name="P4">0.76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2" text:anchor-type="paragraph" svg:width="0.9126in" svg:height="0.9126in" draw:z-index="21"><draw:image xlink:href="/C:/Documents%20and%20Settings/Dmitry/Local%20Settings/Temporary%20Internet%20Files/Content.IE5/KYCJAZXQ/SOT23_sml%5B1%5D.jpg" xlink:type="simple" xlink:show="embed" xlink:actuate="onLoad"/></draw:frame></text:p>
          </table:table-cell>
          <table:table-cell table:style-name="Таблица2.A2" office:value-type="string">
            <text:p text:style-name="P2">Q1</text:p>
          </table:table-cell>
          <table:table-cell table:style-name="Таблица2.A2" office:value-type="string">
            <text:p text:style-name="P2">DMG2307L-7DICT-ND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MOSFET P-CH 30V 2.5A SOT-23 </text:p>
          </table:table-cell>
          <table:table-cell table:style-name="Таблица2.E2" office:value-type="float" office:value="0.44">
            <text:p text:style-name="P4">0.44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44">
            <text:p text:style-name="P4">0.44</text:p>
          </table:table-cell>
        </table:table-row>
        <text:soft-page-break/>
        <table:table-row>
          <table:table-cell table:style-name="Таблица2.A2" office:value-type="string">
            <text:p text:style-name="Standard"><draw:frame draw:style-name="fr5" draw:name="Графический объект4" text:anchor-type="paragraph" svg:width="0.6665in" svg:height="0.6665in" draw:z-index="22"><draw:image xlink:href="/C:/Documents%20and%20Settings/Dmitry/Local%20Settings/Temporary%20Internet%20Files/Content.IE5/UEMAGM31/MFG_RMC%2520SERIES_sml%5B1%5D.jpg" xlink:type="simple" xlink:show="embed" xlink:actuate="onLoad"/></draw:frame></text:p>
          </table:table-cell>
          <table:table-cell table:style-name="Таблица2.A2" office:value-type="string">
            <text:p text:style-name="P2">R1, R2, R3, R8, R15</text:p>
          </table:table-cell>
          <table:table-cell table:style-name="Таблица2.A2" office:value-type="string">
            <text:p text:style-name="P2">RMCF1206JT10K0CT-ND</text:p>
            <text:p text:style-name="P2"/>
            <text:p text:style-name="P2"/>
          </table:table-cell>
          <table:table-cell table:style-name="Таблица2.A2" office:value-type="string">
            <text:p text:style-name="P2">RES 10K OHM 1/4W 5% 1206 </text:p>
          </table:table-cell>
          <table:table-cell table:style-name="Таблица2.E2" office:value-type="float" office:value="0.05">
            <text:p text:style-name="P4">0.05</text:p>
          </table:table-cell>
          <table:table-cell table:style-name="Таблица2.E2" office:value-type="float" office:value="5">
            <text:p text:style-name="P3">5</text:p>
          </table:table-cell>
          <table:table-cell table:style-name="Таблица2.G2" office:value-type="float" office:value="0.25">
            <text:p text:style-name="P4">0.25</text:p>
          </table:table-cell>
        </table:table-row>
        <table:table-row>
          <table:table-cell table:style-name="Таблица2.A2" office:value-type="string">
            <text:p text:style-name="Standard"><draw:frame draw:style-name="fr6" draw:name="Графический объект10" text:anchor-type="paragraph" svg:width="0.6665in" svg:height="0.6665in" draw:z-index="23"><draw:image xlink:href="/C:/Documents%20and%20Settings/Dmitry/Local%20Settings/Temporary%20Internet%20Files/Content.IE5/F0KT99TF/MFG_RMC%2520SERIES_sml%5B1%5D.jpg" xlink:type="simple" xlink:show="embed" xlink:actuate="onLoad"/></draw:frame></text:p>
          </table:table-cell>
          <table:table-cell table:style-name="Таблица2.A2" office:value-type="string">
            <text:p text:style-name="P2">R10, R11, R12, R13</text:p>
          </table:table-cell>
          <table:table-cell table:style-name="Таблица2.A2" office:value-type="string">
            <text:p text:style-name="P2">RMCF1206JT1K00CT-ND</text:p>
            <text:p text:style-name="P2"/>
            <text:p text:style-name="P2"/>
          </table:table-cell>
          <table:table-cell table:style-name="Таблица2.A2" office:value-type="string">
            <text:p text:style-name="P2">RES 1K OHM 1/4W 5% 1206 </text:p>
          </table:table-cell>
          <table:table-cell table:style-name="Таблица2.E2" office:value-type="float" office:value="0.05">
            <text:p text:style-name="P4">0.05</text:p>
          </table:table-cell>
          <table:table-cell table:style-name="Таблица2.E2" office:value-type="float" office:value="4">
            <text:p text:style-name="P3">4</text:p>
          </table:table-cell>
          <table:table-cell table:style-name="Таблица2.G2" office:value-type="float" office:value="0.2">
            <text:p text:style-name="P4">0.2</text:p>
          </table:table-cell>
        </table:table-row>
        <table:table-row>
          <table:table-cell table:style-name="Таблица2.A2" office:value-type="string">
            <text:p text:style-name="Standard"><draw:frame draw:style-name="fr6" draw:name="Графический объект3" text:anchor-type="paragraph" svg:width="0.6665in" svg:height="0.6665in" draw:z-index="24"><draw:image xlink:href="/C:/Documents%20and%20Settings/Dmitry/Local%20Settings/Temporary%20Internet%20Files/Content.IE5/FZX8UK5H/MFG_RMC%2520SERIES_sml%5B1%5D.jpg" xlink:type="simple" xlink:show="embed" xlink:actuate="onLoad"/></draw:frame></text:p>
          </table:table-cell>
          <table:table-cell table:style-name="Таблица2.A2" office:value-type="string">
            <text:p text:style-name="P2">R14</text:p>
          </table:table-cell>
          <table:table-cell table:style-name="Таблица2.A2" office:value-type="string">
            <text:p text:style-name="P2">RMCF1206JT100KCT-ND</text:p>
            <text:p text:style-name="P2"/>
            <text:p text:style-name="P2"/>
          </table:table-cell>
          <table:table-cell table:style-name="Таблица2.A2" office:value-type="string">
            <text:p text:style-name="P2">RES 100K OHM 1/4W 5% 1206 </text:p>
          </table:table-cell>
          <table:table-cell table:style-name="Таблица2.E2" office:value-type="float" office:value="0.05">
            <text:p text:style-name="P4">0.05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05">
            <text:p text:style-name="P4">0.05</text:p>
          </table:table-cell>
        </table:table-row>
        <table:table-row>
          <table:table-cell table:style-name="Таблица2.A2" office:value-type="string">
            <text:p text:style-name="Standard"><draw:frame draw:style-name="fr5" draw:name="Графический объект16" text:anchor-type="paragraph" svg:width="0.6665in" svg:height="0.6665in" draw:z-index="25"><draw:image xlink:href="/C:/Documents%20and%20Settings/Dmitry/Local%20Settings/Temporary%20Internet%20Files/Content.IE5/FZX8UK5H/MFG_RMC%2520SERIES_sml%5B2%5D.jpg" xlink:type="simple" xlink:show="embed" xlink:actuate="onLoad"/></draw:frame></text:p>
          </table:table-cell>
          <table:table-cell table:style-name="Таблица2.A2" office:value-type="string">
            <text:p text:style-name="P2">R4, R5</text:p>
          </table:table-cell>
          <table:table-cell table:style-name="Таблица2.A2" office:value-type="string">
            <text:p text:style-name="P2">RMCF1206JT33R0</text:p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RES 33 OHM 1/4W 5% 1206 </text:p>
          </table:table-cell>
          <table:table-cell table:style-name="Таблица2.E2" office:value-type="float" office:value="0.05">
            <text:p text:style-name="P4">0.05</text:p>
          </table:table-cell>
          <table:table-cell table:style-name="Таблица2.E2" office:value-type="float" office:value="2">
            <text:p text:style-name="P3">2</text:p>
          </table:table-cell>
          <table:table-cell table:style-name="Таблица2.G2" office:value-type="float" office:value="0.1">
            <text:p text:style-name="P4">0.1</text:p>
          </table:table-cell>
        </table:table-row>
        <table:table-row>
          <table:table-cell table:style-name="Таблица2.A2" office:value-type="string">
            <text:p text:style-name="Standard"><draw:frame draw:style-name="fr6" draw:name="Графический объект18" text:anchor-type="paragraph" svg:width="0.6665in" svg:height="0.6665in" draw:z-index="26"><draw:image xlink:href="/C:/Documents%20and%20Settings/Dmitry/Local%20Settings/Temporary%20Internet%20Files/Content.IE5/F0KT99TF/MFG_RMC%2520SERIES_sml%5B2%5D.jpg" xlink:type="simple" xlink:show="embed" xlink:actuate="onLoad"/></draw:frame></text:p>
          </table:table-cell>
          <table:table-cell table:style-name="Таблица2.A2" office:value-type="string">
            <text:p text:style-name="P2">R6</text:p>
          </table:table-cell>
          <table:table-cell table:style-name="Таблица2.A2" office:value-type="string">
            <text:p text:style-name="P2">RMCF1206JT4K70CT-ND</text:p>
            <text:p text:style-name="P2"/>
            <text:p text:style-name="P2"/>
          </table:table-cell>
          <table:table-cell table:style-name="Таблица2.A2" office:value-type="string">
            <text:p text:style-name="P2">RES 4.7K OHM 1/4W 5% 1206 </text:p>
          </table:table-cell>
          <table:table-cell table:style-name="Таблица2.E2" office:value-type="float" office:value="0.05">
            <text:p text:style-name="P4">0.05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05">
            <text:p text:style-name="P4">0.05</text:p>
          </table:table-cell>
        </table:table-row>
        <table:table-row>
          <table:table-cell table:style-name="Таблица2.A2" office:value-type="string">
            <text:p text:style-name="Standard"><draw:frame draw:style-name="fr7" draw:name="Графический объект11" text:anchor-type="paragraph" svg:width="0.9126in" svg:height="0.9126in" draw:z-index="27"><draw:image xlink:href="/C:/Documents%20and%20Settings/Dmitry/Local%20Settings/Temporary%20Internet%20Files/Content.IE5/9UE73Y61/RNCP1206FTD2K80_sml%5B1%5D.jpg" xlink:type="simple" xlink:show="embed" xlink:actuate="onLoad"/></draw:frame></text:p>
          </table:table-cell>
          <table:table-cell table:style-name="Таблица2.A2" office:value-type="string">
            <text:p text:style-name="P2">R7, R9</text:p>
          </table:table-cell>
          <table:table-cell table:style-name="Таблица2.A2" office:value-type="string">
            <text:p text:style-name="P2">RNCP1206FTD1K50CT-ND</text:p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RES 1.5K OHM 1/2W 1% 1206 </text:p>
          </table:table-cell>
          <table:table-cell table:style-name="Таблица2.E2" office:value-type="float" office:value="0.09">
            <text:p text:style-name="P4">0.09</text:p>
          </table:table-cell>
          <table:table-cell table:style-name="Таблица2.E2" office:value-type="float" office:value="2">
            <text:p text:style-name="P3">2</text:p>
          </table:table-cell>
          <table:table-cell table:style-name="Таблица2.G2" office:value-type="float" office:value="0.18">
            <text:p text:style-name="P4">0.18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4" text:anchor-type="paragraph" svg:width="0.9126in" svg:height="0.9126in" draw:z-index="28"><draw:image xlink:href="/C:/Documents%20and%20Settings/Dmitry/Local%20Settings/Temporary%20Internet%20Files/Content.IE5/9UE73Y61/TO-92-3%2520Formed%2520Leads_sml%5B1%5D.jpg" xlink:type="simple" xlink:show="embed" xlink:actuate="onLoad"/></draw:frame></text:p>
          </table:table-cell>
          <table:table-cell table:style-name="Таблица2.A2" office:value-type="string">
            <text:p text:style-name="P2">U1</text:p>
          </table:table-cell>
          <table:table-cell table:style-name="Таблица2.A2" office:value-type="string">
            <text:p text:style-name="P2">DS18B20+T&amp;RCT-ND</text:p>
          </table:table-cell>
          <table:table-cell table:style-name="Таблица2.A2" office:value-type="string">
            <text:p text:style-name="P2">IC THERM MICROLAN PROG-RES TO92 </text:p>
          </table:table-cell>
          <table:table-cell table:style-name="Таблица2.E2" office:value-type="float" office:value="4.6">
            <text:p text:style-name="P4">4.6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4.6">
            <text:p text:style-name="P4">4.6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1" text:anchor-type="paragraph" svg:width="0.9126in" svg:height="0.9126in" draw:z-index="29"><draw:image xlink:href="/C:/Documents%20and%20Settings/Dmitry/Local%20Settings/Temporary%20Internet%20Files/Content.IE5/ND70O99K/32-TQFP_21-0110B_sml%5B1%5D.jpg" xlink:type="simple" xlink:show="embed" xlink:actuate="onLoad"/></draw:frame></text:p>
          </table:table-cell>
          <table:table-cell table:style-name="Таблица2.A2" office:value-type="string">
            <text:p text:style-name="P2">U2</text:p>
          </table:table-cell>
          <table:table-cell table:style-name="Таблица2.A2" office:value-type="string">
            <text:p text:style-name="P2">MAX3421EEHJ+-ND</text:p>
          </table:table-cell>
          <table:table-cell table:style-name="Таблица2.A2" office:value-type="string">
            <text:p text:style-name="P2">IC USB PERIPH/HOST CNTRL 32TQFP </text:p>
          </table:table-cell>
          <table:table-cell table:style-name="Таблица2.E2" office:value-type="float" office:value="13.21">
            <text:p text:style-name="P4">13.21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3.21">
            <text:p text:style-name="P4">13.21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1" text:anchor-type="paragraph" svg:width="0.9126in" svg:height="0.9126in" draw:z-index="30"><draw:image xlink:href="/C:/Documents%20and%20Settings/Dmitry/Local%20Settings/Temporary%20Internet%20Files/Content.IE5/ADOLDLCI/44-TQFP_sml%5B1%5D.jpg" xlink:type="simple" xlink:show="embed" xlink:actuate="onLoad"/></draw:frame></text:p>
          </table:table-cell>
          <table:table-cell table:style-name="Таблица2.A2" office:value-type="string">
            <text:p text:style-name="P2">U3</text:p>
          </table:table-cell>
          <table:table-cell table:style-name="Таблица2.A2" office:value-type="string">
            <text:p text:style-name="P2">ATMEGA1284P-AURCT-ND</text:p>
          </table:table-cell>
          <table:table-cell table:style-name="Таблица2.A2" office:value-type="string">
            <text:p text:style-name="P2">IC MCU 8BIT 128KB FLASH 44TQFP </text:p>
          </table:table-cell>
          <table:table-cell table:style-name="Таблица2.E2" office:value-type="float" office:value="8.43">
            <text:p text:style-name="P4">8.43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8.43">
            <text:p text:style-name="P4">8.43</text:p>
          </table:table-cell>
        </table:table-row>
        <text:soft-page-break/>
        <table:table-row>
          <table:table-cell table:style-name="Таблица2.A2" office:value-type="string">
            <text:p text:style-name="Standard"><draw:frame draw:style-name="fr3" draw:name="Графический объект32" text:anchor-type="paragraph" svg:width="0.9126in" svg:height="0.9126in" draw:z-index="31"><draw:image xlink:href="/C:/Documents%20and%20Settings/Dmitry/Local%20Settings/Temporary%20Internet%20Files/Content.IE5/O95IWRTH/TSOP-5_483_sml%5B1%5D.jpg" xlink:type="simple" xlink:show="embed" xlink:actuate="onLoad"/></draw:frame></text:p>
          </table:table-cell>
          <table:table-cell table:style-name="Таблица2.A2" office:value-type="string">
            <text:p text:style-name="P2">U4</text:p>
          </table:table-cell>
          <table:table-cell table:style-name="Таблица2.A2" office:value-type="string">
            <text:p text:style-name="P2">NCP380HSN05AAT1GOSCT-ND</text:p>
          </table:table-cell>
          <table:table-cell table:style-name="Таблица2.A2" office:value-type="string">
            <text:p text:style-name="P2">IC CURRENT LIMIT SWITCH 5-TSOP </text:p>
          </table:table-cell>
          <table:table-cell table:style-name="Таблица2.E2" office:value-type="float" office:value="0.74">
            <text:p text:style-name="P4">0.74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74">
            <text:p text:style-name="P4">0.74</text:p>
          </table:table-cell>
        </table:table-row>
        <table:table-row>
          <table:table-cell table:style-name="Таблица2.A2" office:value-type="string">
            <text:p text:style-name="Standard"><draw:frame draw:style-name="fr5" draw:name="Графический объект20" text:anchor-type="paragraph" svg:width="0.9126in" svg:height="0.9126in" draw:z-index="32"><draw:image xlink:href="/C:/Documents%20and%20Settings/Dmitry/Local%20Settings/Temporary%20Internet%20Files/Content.IE5/ED91TGYY/14-SOIC_sml%5B1%5D.jpg" xlink:type="simple" xlink:show="embed" xlink:actuate="onLoad"/></draw:frame></text:p>
          </table:table-cell>
          <table:table-cell table:style-name="Таблица2.A2" office:value-type="string">
            <text:p text:style-name="P2">U5</text:p>
          </table:table-cell>
          <table:table-cell table:style-name="Таблица2.A2" office:value-type="string">
            <text:p text:style-name="P2">296-4530-1-ND</text:p>
          </table:table-cell>
          <table:table-cell table:style-name="Таблица2.A2" office:value-type="string">
            <text:p text:style-name="P2">IC BUS BUFFER TRI-ST QD 14SOICN </text:p>
          </table:table-cell>
          <table:table-cell table:style-name="Таблица2.E2" office:value-type="float" office:value="0.49">
            <text:p text:style-name="P4">0.49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49">
            <text:p text:style-name="P4">0.49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6" text:anchor-type="paragraph" svg:width="0.9126in" svg:height="0.9126in" draw:z-index="33"><draw:image xlink:href="/C:/Documents%20and%20Settings/Dmitry/Local%20Settings/Temporary%20Internet%20Files/Content.IE5/UEMAGM31/28-SOIC_sml%5B1%5D.jpg" xlink:type="simple" xlink:show="embed" xlink:actuate="onLoad"/></draw:frame></text:p>
          </table:table-cell>
          <table:table-cell table:style-name="Таблица2.A2" office:value-type="string">
            <text:p text:style-name="P2">U6</text:p>
          </table:table-cell>
          <table:table-cell table:style-name="Таблица2.A2" office:value-type="string">
            <text:p text:style-name="P2">768-1007-1-ND</text:p>
          </table:table-cell>
          <table:table-cell table:style-name="Таблица2.A2" office:value-type="string">
            <text:p text:style-name="P2">IC USB FS SERIAL UART 28-SSOP </text:p>
          </table:table-cell>
          <table:table-cell table:style-name="Таблица2.E2" office:value-type="float" office:value="4.5">
            <text:p text:style-name="P4">4.5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4.5">
            <text:p text:style-name="P4">4.5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3" text:anchor-type="paragraph" svg:width="0.9126in" svg:height="0.9126in" draw:z-index="34"><draw:image xlink:href="/C:/Documents%20and%20Settings/Dmitry/Local%20Settings/Temporary%20Internet%20Files/Content.IE5/FZX8UK5H/8-TSSOP_8-MSOP_sml%5B1%5D.jpg" xlink:type="simple" xlink:show="embed" xlink:actuate="onLoad"/></draw:frame></text:p>
          </table:table-cell>
          <table:table-cell table:style-name="Таблица2.A2" office:value-type="string">
            <text:p text:style-name="P2">U7</text:p>
          </table:table-cell>
          <table:table-cell table:style-name="Таблица2.A2" office:value-type="string">
            <text:p text:style-name="P2">DS1338U-33+T&amp;RCT-ND</text:p>
          </table:table-cell>
          <table:table-cell table:style-name="Таблица2.A2" office:value-type="string">
            <text:p text:style-name="P2">IC RTC 56BYTE NV RAM 3.3V 8-USOP </text:p>
          </table:table-cell>
          <table:table-cell table:style-name="Таблица2.E2" office:value-type="float" office:value="3.28">
            <text:p text:style-name="P4">3.28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3.28">
            <text:p text:style-name="P4">3.28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30" text:anchor-type="paragraph" svg:width="0.9126in" svg:height="0.9126in" draw:z-index="35"><draw:image xlink:href="/C:/Documents%20and%20Settings/Dmitry/Local%20Settings/Temporary%20Internet%20Files/Content.IE5/F0KT99TF/DDA-8-SOIC%2520Pkg_sml%5B1%5D.jpg" xlink:type="simple" xlink:show="embed" xlink:actuate="onLoad"/></draw:frame></text:p>
          </table:table-cell>
          <table:table-cell table:style-name="Таблица2.A2" office:value-type="string">
            <text:p text:style-name="P2">U8</text:p>
          </table:table-cell>
          <table:table-cell table:style-name="Таблица2.A2" office:value-type="string">
            <text:p text:style-name="P2">LM22675MR-5.0/NOPB-ND</text:p>
          </table:table-cell>
          <table:table-cell table:style-name="Таблица2.A2" office:value-type="string">
            <text:p text:style-name="P2">LM22675MR-5.0/NOPB-ND </text:p>
          </table:table-cell>
          <table:table-cell table:style-name="Таблица2.E2" office:value-type="float" office:value="3.91">
            <text:p text:style-name="P4">3.91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3.91">
            <text:p text:style-name="P4">3.91</text:p>
          </table:table-cell>
        </table:table-row>
        <table:table-row>
          <table:table-cell table:style-name="Таблица2.A2" office:value-type="string">
            <text:p text:style-name="Standard"><draw:frame draw:style-name="fr4" draw:name="Графический объект29" text:anchor-type="paragraph" svg:width="0.9126in" svg:height="0.9126in" draw:z-index="36"><draw:image xlink:href="/C:/Documents%20and%20Settings/Dmitry/Local%20Settings/Temporary%20Internet%20Files/Content.IE5/EQB6HURQ/SOT223-3L_sml%5B1%5D.jpg" xlink:type="simple" xlink:show="embed" xlink:actuate="onLoad"/></draw:frame></text:p>
          </table:table-cell>
          <table:table-cell table:style-name="Таблица2.A2" office:value-type="string">
            <text:p text:style-name="P2">U9</text:p>
          </table:table-cell>
          <table:table-cell table:style-name="Таблица2.A2" office:value-type="string">
            <text:p text:style-name="P2">497-1241-1-ND</text:p>
          </table:table-cell>
          <table:table-cell table:style-name="Таблица2.A2" office:value-type="string">
            <text:p text:style-name="P2">IC REG LDO 3.3V 0.95A SOT223 </text:p>
          </table:table-cell>
          <table:table-cell table:style-name="Таблица2.E2" office:value-type="float" office:value="0.54">
            <text:p text:style-name="P4">0.54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54">
            <text:p text:style-name="P4">0.54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5" text:anchor-type="paragraph" svg:width="0.9126in" svg:height="0.9126in" draw:z-index="37"><draw:image xlink:href="/C:/Documents%20and%20Settings/Dmitry/Local%20Settings/Temporary%20Internet%20Files/Content.IE5/KYCJAZXQ/ABM7%2520Series_sml%5B1%5D.jpg" xlink:type="simple" xlink:show="embed" xlink:actuate="onLoad"/></draw:frame></text:p>
          </table:table-cell>
          <table:table-cell table:style-name="Таблица2.A2" office:value-type="string">
            <text:p text:style-name="P2">Y1</text:p>
          </table:table-cell>
          <table:table-cell table:style-name="Таблица2.A2" office:value-type="string">
            <text:p text:style-name="P2">535-9833-1-N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RYSTAL 10MHZ 18PF SMD </text:p>
          </table:table-cell>
          <table:table-cell table:style-name="Таблица2.E2" office:value-type="float" office:value="1.31">
            <text:p text:style-name="P4">1.31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.31">
            <text:p text:style-name="P4">1.31</text:p>
          </table:table-cell>
        </table:table-row>
        <text:soft-page-break/>
        <table:table-row>
          <table:table-cell table:style-name="Таблица2.A2" office:value-type="string">
            <text:p text:style-name="Standard"><draw:frame draw:style-name="fr2" draw:name="Графический объект8" text:anchor-type="paragraph" svg:width="0.9126in" svg:height="0.9126in" draw:z-index="38"><draw:image xlink:href="/C:/Documents%20and%20Settings/Dmitry/Local%20Settings/Temporary%20Internet%20Files/Content.IE5/ED91TGYY/ABM7%2520Series_sml%5B1%5D.jpg" xlink:type="simple" xlink:show="embed" xlink:actuate="onLoad"/></draw:frame></text:p>
          </table:table-cell>
          <table:table-cell table:style-name="Таблица2.A2" office:value-type="string">
            <text:p text:style-name="P2">Y2</text:p>
          </table:table-cell>
          <table:table-cell table:style-name="Таблица2.A2" office:value-type="string">
            <text:p text:style-name="P2">535-9836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RYSTAL 12MHZ 18PF SMD </text:p>
          </table:table-cell>
          <table:table-cell table:style-name="Таблица2.E2" office:value-type="float" office:value="1.31">
            <text:p text:style-name="P4">1.31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.31">
            <text:p text:style-name="P4">1.31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15" text:anchor-type="paragraph" svg:width="0.9126in" svg:height="0.9126in" draw:z-index="39"><draw:image xlink:href="/C:/Documents%20and%20Settings/Dmitry/Local%20Settings/Temporary%20Internet%20Files/Content.IE5/LJ95MN74/CM315D-Series_sml%5B1%5D.jpg" xlink:type="simple" xlink:show="embed" xlink:actuate="onLoad"/></draw:frame></text:p>
          </table:table-cell>
          <table:table-cell table:style-name="Таблица2.A2" office:value-type="string">
            <text:p text:style-name="P2">Y3</text:p>
          </table:table-cell>
          <table:table-cell table:style-name="Таблица2.A2" office:value-type="string">
            <text:p text:style-name="P2">300-8816-1-ND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CRYSTAL 32.768KHZ 12.5PF SMD </text:p>
          </table:table-cell>
          <table:table-cell table:style-name="Таблица2.E2" office:value-type="float" office:value="1.43">
            <text:p text:style-name="P4">1.43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1.43">
            <text:p text:style-name="P4">1.43</text:p>
          </table:table-cell>
        </table:table-row>
        <table:table-row>
          <table:table-cell table:style-name="Таблица2.A2" office:value-type="string">
            <text:p text:style-name="Standard"><draw:frame draw:style-name="fr2" draw:name="Графический объект12" text:anchor-type="paragraph" svg:width="0.9126in" svg:height="0.9126in" draw:z-index="40"><draw:image xlink:href="/C:/Documents%20and%20Settings/Dmitry/Local%20Settings/Temporary%20Internet%20Files/Content.IE5/O95IWRTH/1N4148W-13-F_sml%5B1%5D.jpg" xlink:type="simple" xlink:show="embed" xlink:actuate="onLoad"/></draw:frame></text:p>
          </table:table-cell>
          <table:table-cell table:style-name="Таблица2.A2" office:value-type="string">
            <text:p text:style-name="P2">ZD1</text:p>
          </table:table-cell>
          <table:table-cell table:style-name="Таблица2.A2" office:value-type="string">
            <text:p text:style-name="P2">1N5819HW-FDICT-ND </text:p>
            <text:p text:style-name="P2"/>
            <text:p text:style-name="P2"/>
            <text:p text:style-name="P2"/>
            <text:p text:style-name="P2"/>
          </table:table-cell>
          <table:table-cell table:style-name="Таблица2.A2" office:value-type="string">
            <text:p text:style-name="P2">DIODE SCHOTTKY 40V 1A SOD123 </text:p>
          </table:table-cell>
          <table:table-cell table:style-name="Таблица2.E2" office:value-type="float" office:value="0.52">
            <text:p text:style-name="P4">0.52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G2" office:value-type="float" office:value="0.52">
            <text:p text:style-name="P4">0.52</text:p>
          </table:table-cell>
        </table:table-row>
        <table:table-row>
          <table:table-cell table:style-name="Таблица2.A2" table:number-columns-spanned="6" office:value-type="string">
            <text:p text:style-name="P9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G2" table:formula="ooow: sum &lt;G2:G42&gt;" office:value-type="float" office:value="68.61">
            <text:p text:style-name="P8">68.6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2in" style:type="center"/>
          <style:tab-stop style:position="7.344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3098in" fo:margin-bottom="0.7874in" fo:margin-left="0.7874in" fo:margin-right="0.368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ev.1.0<text:tab/>http://magictale.com<text:tab/></text:span><text:page-number text:select-page="current">4</text:page-number> <text:span text:style-name="MT1">Of </text:span><text:span text:style-name="MT1"><text:page-count>6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на Пахоменко</meta:initial-creator>
    <meta:creation-date>2013-10-08T20:57:08.38</meta:creation-date>
    <dc:date>2013-12-08T15:14:07.36</dc:date>
    <dc:creator>Анна Пахоменко</dc:creator>
    <meta:editing-duration>PT05H57M49S</meta:editing-duration>
    <meta:editing-cycles>24</meta:editing-cycles>
    <meta:generator>OpenOffice.org/3.0$Win32 OpenOffice.org_project/300m15$Build-9379</meta:generator>
    <meta:document-statistic meta:table-count="1" meta:image-count="41" meta:object-count="0" meta:page-count="6" meta:paragraph-count="258" meta:word-count="491" meta:character-count="2522"/>
    <meta:user-defined meta:name="Поле 1"/>
    <meta:user-defined meta:name="Поле 2"/>
    <meta:user-defined meta:name="Поле 3"/>
    <meta:user-defined meta:name="Поле 4"/>
  </office:meta>
</office:document-meta>
</file>